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</office:font-face-decls>
  <office:automatic-styles>
    <style:style style:name="Tabela1" style:family="table">
      <style:table-properties style:width="19.6cm" style:rel-width="100%" table:align="left" style:may-break-between-rows="false"/>
    </style:style>
    <style:style style:name="Tabela1.A" style:family="table-column">
      <style:table-column-properties style:column-width="19.6cm" style:rel-column-width="10658*"/>
    </style:style>
    <style:style style:name="Tabela1.1" style:family="table-row">
      <style:table-row-properties style:min-row-height="0.291cm"/>
    </style:style>
    <style:style style:name="Tabela1.A1" style:family="table-cell">
      <style:table-cell-properties fo:background-color="#eeeeee" fo:padding="0.101cm" fo:border="none">
        <style:background-image/>
      </style:table-cell-properties>
    </style:style>
    <style:style style:name="Tabela1.2" style:family="table-row">
      <style:table-row-properties style:min-row-height="0.981cm"/>
    </style:style>
    <style:style style:name="Tabela2" style:family="table">
      <style:table-properties style:width="19.6cm" table:align="margins" fo:background-color="transparent">
        <style:background-image/>
      </style:table-properties>
    </style:style>
    <style:style style:name="Tabela2.A" style:family="table-column">
      <style:table-column-properties style:column-width="4.9cm" style:rel-column-width="16383*"/>
    </style:style>
    <style:style style:name="Tabela2.D" style:family="table-column">
      <style:table-column-properties style:column-width="4.9cm" style:rel-column-width="16386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eeeeee" fo:padding="0.097cm" fo:border="none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C1" style:family="table-cell">
      <style:table-cell-properties fo:padding="0.097cm" fo:border="none"/>
    </style:style>
    <style:style style:name="Tabela2.D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D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D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="none"/>
    </style:style>
    <style:style style:name="Tabela2.D4" style:family="table-cell">
      <style:table-cell-properties fo:padding="0.097cm" fo:border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="none"/>
    </style:style>
    <style:style style:name="Tabela2.D5" style:family="table-cell">
      <style:table-cell-properties fo:padding="0.097cm" fo:border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="none"/>
    </style:style>
    <style:style style:name="Tabela2.D6" style:family="table-cell">
      <style:table-cell-properties fo:padding="0.097cm" fo:border="none"/>
    </style:style>
    <style:style style:name="Tabela2.B7" style:family="table-cell">
      <style:table-cell-properties fo:padding="0.097cm" fo:border="none"/>
    </style:style>
    <style:style style:name="Tabela2.C7" style:family="table-cell">
      <style:table-cell-properties fo:padding="0.097cm" fo:border="none"/>
    </style:style>
    <style:style style:name="Tabela2.D7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B9" style:family="table-cell">
      <style:table-cell-properties fo:padding="0.097cm" fo:border="none"/>
    </style:style>
    <style:style style:name="Tabela2.C9" style:family="table-cell">
      <style:table-cell-properties fo:padding="0.097cm" fo:border="none"/>
    </style:style>
    <style:style style:name="Tabela2.D9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2.091cm" style:rel-column-width="6855*"/>
    </style:style>
    <style:style style:name="Tableau2.C" style:family="table-column">
      <style:table-column-properties style:column-width="2.408cm" style:rel-column-width="1365*"/>
    </style:style>
    <style:style style:name="Tableau2.D" style:family="table-column">
      <style:table-column-properties style:column-width="1.688cm" style:rel-column-width="95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 fo:keep-together="always">
        <style:background-image/>
      </style:table-row-properties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202cm" style:rel-column-width="4650*"/>
    </style:style>
    <style:style style:name="Tableau5.C" style:family="table-column">
      <style:table-column-properties style:column-width="4.895cm" style:rel-column-width="2775*"/>
    </style:style>
    <style:style style:name="Tableau5.D" style:family="table-column">
      <style:table-column-properties style:column-width="1.614cm" style:rel-column-width="915*"/>
    </style:style>
    <style:style style:name="Tableau5.E" style:family="table-column">
      <style:table-column-properties style:column-width="1.397cm" style:rel-column-width="79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097cm" style:rel-column-width="7425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1.397cm" style:rel-column-width="792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middle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10pt" officeooo:rsid="000d9e36" officeooo:paragraph-rsid="0187a2e5" style:font-size-asian="10pt" style:font-size-complex="10pt"/>
    </style:style>
    <style:style style:name="P3" style:family="paragraph" style:parent-style-name="Standard">
      <style:text-properties fo:font-size="4pt" officeooo:paragraph-rsid="0007d180" style:font-size-asian="3.5pt" style:font-size-complex="4pt"/>
    </style:style>
    <style:style style:name="P4" style:family="paragraph" style:parent-style-name="Text_20_body">
      <style:text-properties fo:font-size="4pt" fo:font-weight="normal" officeooo:rsid="01a3e1bf" officeooo:paragraph-rsid="01ea9ffc" style:font-size-asian="3.5pt" style:font-weight-asian="normal" style:font-size-complex="4pt" style:font-weight-complex="normal"/>
    </style:style>
    <style:style style:name="P5" style:family="paragraph" style:parent-style-name="Header">
      <style:paragraph-properties fo:text-align="center" style:justify-single-word="false"/>
      <style:text-properties officeooo:paragraph-rsid="01ee3a70"/>
    </style:style>
    <style:style style:name="P6" style:family="paragraph" style:parent-style-name="Adresse">
      <style:paragraph-properties fo:text-align="center" style:justify-single-word="false"/>
      <style:text-properties officeooo:paragraph-rsid="01d37639"/>
    </style:style>
    <style:style style:name="P7" style:family="paragraph" style:parent-style-name="Adresse">
      <style:text-properties officeooo:paragraph-rsid="01d37639"/>
    </style:style>
    <style:style style:name="P8" style:family="paragraph" style:parent-style-name="Table_20_Contents">
      <style:text-properties officeooo:paragraph-rsid="01d37639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5e686e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cf7e38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1d18872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d37639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1d7d360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ec9d90"/>
    </style:style>
    <style:style style:name="P15" style:family="paragraph" style:parent-style-name="Text_20_body">
      <style:paragraph-properties style:shadow="none">
        <style:tab-stops/>
      </style:paragraph-properties>
      <style:text-properties officeooo:paragraph-rsid="01ec9d90"/>
    </style:style>
    <style:style style:name="P16" style:family="paragraph" style:parent-style-name="Table_20_Contents">
      <style:paragraph-properties style:shadow="none">
        <style:tab-stops/>
      </style:paragraph-properties>
      <style:text-properties officeooo:paragraph-rsid="01e23618"/>
    </style:style>
    <style:style style:name="P17" style:family="paragraph" style:parent-style-name="Text_20_body">
      <style:paragraph-properties style:shadow="none">
        <style:tab-stops/>
      </style:paragraph-properties>
      <style:text-properties officeooo:paragraph-rsid="01e022e6"/>
    </style:style>
    <style:style style:name="P18" style:family="paragraph" style:parent-style-name="Text_20_body">
      <style:paragraph-properties style:shadow="none">
        <style:tab-stops/>
      </style:paragraph-properties>
      <style:text-properties officeooo:paragraph-rsid="01e65d82"/>
    </style:style>
    <style:style style:name="P19" style:family="paragraph" style:parent-style-name="Text_20_body">
      <style:paragraph-properties style:shadow="none">
        <style:tab-stops/>
      </style:paragraph-properties>
      <style:text-properties officeooo:paragraph-rsid="01ea9ffc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f34944"/>
    </style:style>
    <style:style style:name="P21" style:family="paragraph" style:parent-style-name="Standard">
      <style:paragraph-properties style:shadow="none">
        <style:tab-stops/>
      </style:paragraph-properties>
      <style:text-properties fo:font-size="19.8999996185303pt" fo:font-weight="bold" officeooo:paragraph-rsid="015e686e" style:font-size-asian="19.8999996185303pt" style:font-weight-asian="bold" style:font-size-complex="19.8999996185303pt" style:font-weight-complex="bold"/>
    </style:style>
    <style:style style:name="P22" style:family="paragraph" style:parent-style-name="Standard">
      <style:paragraph-properties style:shadow="none">
        <style:tab-stops/>
      </style:paragraph-properties>
      <style:text-properties fo:font-size="19.8999996185303pt" fo:font-weight="bold" officeooo:paragraph-rsid="01d18872" style:font-size-asian="19.8999996185303pt" style:font-weight-asian="bold" style:font-size-complex="19.8999996185303pt" style:font-weight-complex="bold"/>
    </style:style>
    <style:style style:name="P23" style:family="paragraph" style:parent-style-name="Adresse">
      <style:paragraph-properties style:shadow="none">
        <style:tab-stops/>
      </style:paragraph-properties>
      <style:text-properties fo:font-size="10pt" officeooo:paragraph-rsid="01e23618" style:font-size-asian="8.75pt" style:font-size-complex="10pt"/>
    </style:style>
    <style:style style:name="P24" style:family="paragraph" style:parent-style-name="Standard">
      <style:paragraph-properties style:shadow="none">
        <style:tab-stops/>
      </style:paragraph-properties>
      <style:text-properties fo:font-size="10pt" officeooo:paragraph-rsid="01f34463" style:font-size-asian="8.75pt" style:font-size-complex="10pt"/>
    </style:style>
    <style:style style:name="P25" style:family="paragraph" style:parent-style-name="Small_20_new_20_line">
      <style:text-properties officeooo:paragraph-rsid="01ec9d90"/>
    </style:style>
    <style:style style:name="P26" style:family="paragraph" style:parent-style-name="Table_20_Contents">
      <style:text-properties officeooo:paragraph-rsid="01ec9d90"/>
    </style:style>
    <style:style style:name="P27" style:family="paragraph" style:parent-style-name="Table_20_Contents">
      <style:text-properties officeooo:paragraph-rsid="012765ed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officeooo:paragraph-rsid="01df4191"/>
    </style:style>
    <style:style style:name="P30" style:family="paragraph" style:parent-style-name="Table_20_Contents">
      <style:text-properties officeooo:paragraph-rsid="01e022e6"/>
    </style:style>
    <style:style style:name="P31" style:family="paragraph" style:parent-style-name="Table_20_Main_20_Content_20_Left">
      <style:text-properties officeooo:paragraph-rsid="01e022e6"/>
    </style:style>
    <style:style style:name="P32" style:family="paragraph" style:parent-style-name="Table_20_Main_20_Content_20_Right">
      <style:text-properties officeooo:paragraph-rsid="01e022e6"/>
    </style:style>
    <style:style style:name="P33" style:family="paragraph" style:parent-style-name="Table_20_Main_20_Header">
      <style:text-properties officeooo:paragraph-rsid="01e022e6"/>
    </style:style>
    <style:style style:name="P34" style:family="paragraph" style:parent-style-name="Text_20_body">
      <style:text-properties officeooo:paragraph-rsid="01e022e6"/>
    </style:style>
    <style:style style:name="P35" style:family="paragraph" style:parent-style-name="Table_20_Contents">
      <style:paragraph-properties fo:text-align="end" style:justify-single-word="false"/>
      <style:text-properties fo:font-size="9pt" officeooo:paragraph-rsid="01ea9ffc" style:font-size-asian="9pt" style:font-size-complex="9pt"/>
    </style:style>
    <style:style style:name="P36" style:family="paragraph" style:parent-style-name="Table_20_Contents">
      <style:text-properties fo:font-size="9pt" officeooo:paragraph-rsid="01ea9ffc" style:font-size-asian="9pt" style:font-size-complex="9pt"/>
    </style:style>
    <style:style style:name="P37" style:family="paragraph" style:parent-style-name="Table_20_Contents">
      <style:text-properties fo:font-size="7pt" officeooo:paragraph-rsid="01ea9ffc" style:font-size-asian="7pt" style:font-size-complex="7pt"/>
    </style:style>
    <style:style style:name="P38" style:family="paragraph" style:parent-style-name="Table_20_Main_20_Content_20_Left_20_Small">
      <style:text-properties fo:font-size="7pt" officeooo:paragraph-rsid="01e022e6" style:font-size-asian="7pt" style:font-size-complex="7pt"/>
    </style:style>
    <style:style style:name="P39" style:family="paragraph" style:parent-style-name="Table_20_Main_20_Content_20_Right">
      <style:paragraph-properties fo:text-align="start" style:justify-single-word="false"/>
      <style:text-properties fo:font-size="7pt" officeooo:paragraph-rsid="01e65d82" style:font-size-asian="7pt" style:font-size-complex="7pt"/>
    </style:style>
    <style:style style:name="P40" style:family="paragraph" style:parent-style-name="Table_20_Contents">
      <style:text-properties officeooo:paragraph-rsid="01ea9ffc"/>
    </style:style>
    <style:style style:name="P41" style:family="paragraph" style:parent-style-name="Table_20_Main_20_Header">
      <style:text-properties officeooo:paragraph-rsid="01ea9ffc"/>
    </style:style>
    <style:style style:name="P42" style:family="paragraph" style:parent-style-name="Text_20_body">
      <style:text-properties officeooo:paragraph-rsid="01ea9ffc"/>
    </style:style>
    <style:style style:name="P43" style:family="paragraph" style:parent-style-name="Table_20_Heading">
      <style:paragraph-properties fo:text-align="center" style:justify-single-word="false"/>
      <style:text-properties officeooo:rsid="01145009" officeooo:paragraph-rsid="01d37639"/>
    </style:style>
    <style:style style:name="P44" style:family="paragraph" style:parent-style-name="Table_20_Main_20_Content_20_Left">
      <style:text-properties officeooo:paragraph-rsid="01e65d82"/>
    </style:style>
    <style:style style:name="P45" style:family="paragraph" style:parent-style-name="Table_20_Main_20_Content_20_Right">
      <style:text-properties officeooo:paragraph-rsid="01e65d82"/>
    </style:style>
    <style:style style:name="P46" style:family="paragraph" style:parent-style-name="Table_20_Main_20_Header">
      <style:text-properties officeooo:paragraph-rsid="01e65d82"/>
    </style:style>
    <style:style style:name="P47" style:family="paragraph" style:parent-style-name="Text_20_body">
      <style:text-properties officeooo:paragraph-rsid="01e65d82"/>
    </style:style>
    <style:style style:name="P48" style:family="paragraph" style:parent-style-name="Table_20_Main_20_Header">
      <style:text-properties fo:font-size="8pt" officeooo:paragraph-rsid="01e022e6" style:font-size-asian="8pt" style:font-size-complex="8pt"/>
    </style:style>
    <style:style style:name="P49" style:family="paragraph" style:parent-style-name="Table_20_Main_20_Header">
      <style:text-properties fo:font-size="8pt" officeooo:paragraph-rsid="01e65d82" style:font-size-asian="8pt" style:font-size-complex="8pt"/>
    </style:style>
    <style:style style:name="P50" style:family="paragraph" style:parent-style-name="Table_20_Main_20_Header">
      <style:text-properties fo:font-size="8pt" officeooo:paragraph-rsid="01ea9ffc" style:font-size-asian="8pt" style:font-size-complex="8pt"/>
    </style:style>
    <style:style style:name="P51" style:family="paragraph" style:parent-style-name="Table_20_Main_20_Header">
      <style:text-properties officeooo:rsid="012e2494" officeooo:paragraph-rsid="01e65d82"/>
    </style:style>
    <style:style style:name="P52" style:family="paragraph" style:parent-style-name="Table_20_Main_20_Header">
      <style:text-properties officeooo:rsid="012e2494" officeooo:paragraph-rsid="01ea9ffc"/>
    </style:style>
    <style:style style:name="P53" style:family="paragraph" style:parent-style-name="Text_20_body">
      <style:text-properties fo:font-size="11pt" fo:font-weight="bold" officeooo:rsid="01a3e1bf" officeooo:paragraph-rsid="01ea9ffc" style:font-size-asian="11pt" style:font-weight-asian="bold" style:font-size-complex="11pt" style:font-weight-complex="bold"/>
    </style:style>
    <style:style style:name="P54" style:family="paragraph" style:parent-style-name="Text_20_body">
      <style:text-properties officeooo:rsid="01a3e1bf" officeooo:paragraph-rsid="01ea9ffc"/>
    </style:style>
    <style:style style:name="P55" style:family="paragraph" style:parent-style-name="Table_20_Header_20_center">
      <style:text-properties officeooo:paragraph-rsid="02008c91"/>
    </style:style>
    <style:style style:name="P5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34463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officeooo:rsid="013cf1d3"/>
    </style:style>
    <style:style style:name="T3" style:family="text">
      <style:text-properties officeooo:rsid="017a2d46"/>
    </style:style>
    <style:style style:name="T4" style:family="text">
      <style:text-properties officeooo:rsid="01c8eb59"/>
    </style:style>
    <style:style style:name="T5" style:family="text">
      <style:text-properties officeooo:rsid="01cf185f"/>
    </style:style>
    <style:style style:name="T6" style:family="text">
      <style:text-properties officeooo:rsid="01cf7e38"/>
    </style:style>
    <style:style style:name="T7" style:family="text">
      <style:text-properties officeooo:rsid="01d04b3b"/>
    </style:style>
    <style:style style:name="T8" style:family="text">
      <style:text-properties fo:color="#111111" loext:opacity="100%" fo:background-color="#ff3333" loext:char-shading-value="0"/>
    </style:style>
    <style:style style:name="T9" style:family="text">
      <style:text-properties fo:color="#111111" loext:opacity="100%" fo:background-color="transparent" loext:char-shading-value="0"/>
    </style:style>
    <style:style style:name="T10" style:family="text">
      <style:text-properties officeooo:rsid="01d18872"/>
    </style:style>
    <style:style style:name="T11" style:family="text">
      <style:text-properties officeooo:rsid="0125c3cc"/>
    </style:style>
    <style:style style:name="T12" style:family="text">
      <style:text-properties officeooo:rsid="012765ed"/>
    </style:style>
    <style:style style:name="T13" style:family="text">
      <style:text-properties officeooo:rsid="0127cd53"/>
    </style:style>
    <style:style style:name="T14" style:family="text">
      <style:text-properties officeooo:rsid="0129bbad"/>
    </style:style>
    <style:style style:name="T15" style:family="text">
      <style:text-properties officeooo:rsid="0197c811"/>
    </style:style>
    <style:style style:name="T16" style:family="text">
      <style:text-properties officeooo:rsid="019a7255"/>
    </style:style>
    <style:style style:name="T17" style:family="text">
      <style:text-properties officeooo:rsid="01a1ee84"/>
    </style:style>
    <style:style style:name="T18" style:family="text">
      <style:text-properties officeooo:rsid="01a0f211"/>
    </style:style>
    <style:style style:name="T19" style:family="text">
      <style:text-properties officeooo:rsid="0193fe4d"/>
    </style:style>
    <style:style style:name="T20" style:family="text">
      <style:text-properties officeooo:rsid="01982d95"/>
    </style:style>
    <style:style style:name="T21" style:family="text">
      <style:text-properties officeooo:rsid="01a3e1bf"/>
    </style:style>
    <style:style style:name="T22" style:family="text">
      <style:text-properties officeooo:rsid="01a53173"/>
    </style:style>
    <style:style style:name="T23" style:family="text">
      <style:text-properties fo:font-size="9pt" officeooo:rsid="01aeb7f1" style:font-size-asian="9pt" style:font-size-complex="9pt"/>
    </style:style>
    <style:style style:name="T24" style:family="text">
      <style:text-properties officeooo:rsid="01a58c8b"/>
    </style:style>
    <style:style style:name="T25" style:family="text">
      <style:text-properties style:font-name="Arial" officeooo:rsid="012e50a9"/>
    </style:style>
    <style:style style:name="T26" style:family="text">
      <style:text-properties style:font-name="Arial" fo:font-size="11pt" officeooo:rsid="01f59e46" style:font-size-asian="11pt" style:font-size-complex="11pt"/>
    </style:style>
    <style:style style:name="T27" style:family="text">
      <style:text-properties officeooo:rsid="01f801a6"/>
    </style:style>
    <style:style style:name="T28" style:family="text">
      <style:text-properties officeooo:rsid="02087353"/>
    </style:style>
    <style:style style:name="T29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company_email]" text:name="py3o.objects.company_id.email"/>
        <text:user-field-decl office:value-type="string" office:string-value="[company_phone]" text:name="py3o.objects.company_id.phone"/>
        <text:user-field-decl office:value-type="string" office:string-value="[company_vat]" text:name="py3o.objects.company_id.vat"/>
        <text:user-field-decl office:value-type="string" office:string-value="[company_website]" text:name="py3o.objects.company_id.website"/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  <text:user-field-decl office:value-type="string" office:string-value="obj.name" text:name="py3o.obj.name"/>
      </text:user-field-decls>
      <text:p text:style-name="P5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0"><text:a xlink:type="simple" xlink:href="py3o://with=%22lang=user.lang%20or%20'pt_BR'%22" text:style-name="Internet_20_link" text:visited-style-name="Visited_20_Internet_20_Link"><text:span text:style-name="T26">with="lang=user.lang or 'pt_BR'"</text:span></text:a></text:p>
      <text:p text:style-name="P9"><text:a xlink:type="simple" xlink:href="py3o://with=%22o=obj.with_context(lang=lang)%22" text:style-name="Internet_20_link" text:visited-style-name="Visited_20_Internet_20_Link"><text:span text:style-name="T5">with="o=obj.with_context(lang=lang)"</text:span></text:a></text:p>
      <text:p text:style-name="P56"><text:a xlink:type="simple" xlink:href="py3o://with=%22state=(o.state%20==%20'draft'%20and%20(lang=='pt_BR'%20and%20'Rascunho'%20or%20'Draft'))%20or%20(o.state%20==%20'waiting'%20and%20(lang=='pt_BR'%20and%20'Aguardando%20outra%20operação'%20or%20'Waiting'))%20or%20(o.state%20==%20'confirmed'%20and%20(lang=='pt_BR'%20and%20'aguardando'%20or%20'Confirmed'))%20or%20(o.state%20==%20'assigned'%20and%20(lang=='pt_BR'%20and%20'Pronto'%20or%20'Assigned'))%20or%20(o.state%20==%20'done'%20and%20(lang=='pt_BR'%20and%20'Concluído'%20or%20'Done'))%20or%20(o.state%20==%20'cancel'%20and%20(lang=='pt_BR'%20and%20'Cancelado'%20or%20'Cancel'))%22" text:style-name="Internet_20_link" text:visited-style-name="Visited_20_Internet_20_Link"><text:span text:style-name="T27">with="state=(o.state == 'draft' and (lang=='pt_BR' and 'Rascunho' or 'Draft')) or (o.state == 'waiting' and (lang=='pt_BR' and 'Aguardando outra operação' or 'Waiting')) or (o.state == 'confirmed' and (lang=='pt_BR' and 'aguardando' or 'Confirmed')) or (o.state == 'assigned' and (lang=='pt_BR' and 'Pronto' or 'Assigned')) or (o.state == 'done' and (lang=='pt_BR' and 'Concluído' or 'Done')) or (o.state == 'cancel' and (lang=='pt_BR' and 'Cancelado' or 'Cancel'))"</text:span></text:a></text:p>
      <text:p text:style-name="P9"><text:a xlink:type="simple" xlink:href="py3o://with=%22doc_name=o.picking_type_code%20==%20'incoming'%20and%20(lang=='pt_BR'%20and%20'Picking%20de%20entrada'%20or%20'Incoming%20Picking')%20or%20(lang=='pt_BR'%20and%20'Pedido%20de%20entrega'%20or%20'Delivery%20Order')%22" text:style-name="Internet_20_link" text:visited-style-name="Visited_20_Internet_20_Link"><text:span text:style-name="T6">with="doc_name=o.picking_type_code == 'incoming' and (lang=='pt_BR' and 'Picking de entrada' or 'Incoming Picking') or (lang=='pt_BR' and 'Pedido de entrega' or 'Delivery Order')"</text:span></text:a></text:p>
      <text:p text:style-name="P9"><text:a xlink:type="simple" xlink:href="py3o://if=%22o.state%20!=%20'done'%22" text:style-name="Internet_20_link" text:visited-style-name="Visited_20_Internet_20_Link"><text:span text:style-name="T7">if="o.state != 'done'"</text:span></text:a></text:p>
      <text:p text:style-name="P21"><text:user-field-get text:name="py3o.doc_name">Document Name</text:user-field-get><text:s/><text:span text:style-name="T8"><text:user-field-get text:name="py3o.o.state">Picking State</text:user-field-get></text:span><text:span text:style-name="T9"><text:s/></text:span><text:span text:style-name="T9"><text:user-field-get text:name="py3o.o.name">Picking Number</text:user-field-get></text:span></text:p>
      <text:p text:style-name="P9"><text:a xlink:type="simple" xlink:href="py3o:///if" text:style-name="Internet_20_link" text:visited-style-name="Visited_20_Internet_20_Link"><text:span text:style-name="T7">/if</text:span></text:a></text:p>
      <text:p text:style-name="P9"><text:a xlink:type="simple" xlink:href="py3o://if=%22o.state%20==%20'done'%22" text:style-name="Internet_20_link" text:visited-style-name="Visited_20_Internet_20_Link"><text:span text:style-name="T10">if="o.state == 'done'"</text:span></text:a></text:p>
      <text:p text:style-name="P22"><text:user-field-get text:name="py3o.doc_name">Document Name</text:user-field-get><text:span text:style-name="T9"><text:s/></text:span><text:span text:style-name="T9"><text:user-field-get text:name="py3o.o.name">Picking Number</text:user-field-get></text:span></text:p>
      <text:p text:style-name="P11"><text:a xlink:type="simple" xlink:href="py3o:///if" text:style-name="Internet_20_link" text:visited-style-name="Visited_20_Internet_20_Link"><text:span text:style-name="T7">/if</text:span></text:a></text:p>
      <text:p text:style-name="P10"><text:a xlink:type="simple" xlink:href="py3o:///with" text:style-name="Internet_20_link" text:visited-style-name="Visited_20_Internet_20_Link"><text:span text:style-name="T5">/with</text:span></text:a></text:p>
      <text:p text:style-name="P24"><text:a xlink:type="simple" xlink:href="py3o:///with" text:style-name="Internet_20_link" text:visited-style-name="Visited_20_Internet_20_Link"><text:span text:style-name="T5">/with</text:span></text:a></text:p>
      <text:p text:style-name="P23"><text:a xlink:type="simple" xlink:href="py3o://if=%22o.partner_id%22" text:style-name="Internet_20_link" text:visited-style-name="Visited_20_Internet_20_Link"><text:span text:style-name="T3">if="o.partner_id"</text:span></text:a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3"><text:text-input text:description="py3o://function=&quot;lang=='pt_BR' and 'Endereço' or 'Address'&quot;">Address</text:text-input></text:p>
          </table:table-cell>
        </table:table-row>
        <table:table-row table:style-name="Tabela1.2">
          <table:table-cell office:value-type="string">
            <text:p text:style-name="P7"/>
            <text:p text:style-name="P6"><text:text-input text:description="py3o://function=&quot;format_multiline_value(o.partner_id.contact_address)&quot;">[contact_address]</text:text-input></text:p>
            <text:p text:style-name="P8"/>
          </table:table-cell>
        </table:table-row>
      </table:table>
      <text:p text:style-name="P16"><text:a xlink:type="simple" xlink:href="py3o:///if" text:style-name="Internet_20_link" text:visited-style-name="Visited_20_Internet_20_Link"><text:span text:style-name="T2">/if</text:span></text:a></text:p>
      <text:p text:style-name="P12"/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Table_20_Heading"><text:a xlink:type="simple" xlink:href="py3o://if=%22o.state%20==%20'done'%22" text:style-name="Internet_20_link" text:visited-style-name="Visited_20_Internet_20_Link"><text:span text:style-name="T11">if="o.state == 'done'"</text:span></text:a></text:p>
          </table:table-cell>
          <table:table-cell table:style-name="Tabela2.B1" office:value-type="string">
            <text:p text:style-name="Table_20_Contents"/>
          </table:table-cell>
          <table:table-cell table:style-name="Tabela2.B1" office:value-type="string">
            <text:p text:style-name="Table_20_Contents"/>
          </table:table-cell>
          <table:table-cell table:style-name="Tabela2.D1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P28"><text:text-input text:description="py3o://function=&quot;o.picking_type_code=='incoming' and (lang=='pt_BR' and 'Data de Chegada' or 'Arrival Date') or (lang=='pt_BR' and '''Data de expedição''' or 'Ship Date')&quot;">Arrival/Ship Date</text:text-input></text:p>
          </table:table-cell>
          <table:table-cell table:style-name="Tabela2.B2" office:value-type="string">
            <text:p text:style-name="Table_20_Contents"><text:text-input text:description="py3o://function=&quot;o_format_date(o.date_done, lang_code=lang)&quot;">o.date_done</text:text-input></text:p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state%20!=%20'done'%22" text:style-name="Internet_20_link" text:visited-style-name="Visited_20_Internet_20_Link"><text:span text:style-name="T12">if="o.state != 'done'"</text:span>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P28"><text:text-input text:description="py3o://function=&quot;lang=='pt_BR' and 'Data Agendada' or 'Scheduled Date'&quot;">Scheduled Date</text:text-input></text:p>
          </table:table-cell>
          <table:table-cell table:style-name="Tabela2.B2" office:value-type="string">
            <text:p text:style-name="P27"><text:text-input text:description="py3o://function=&quot;o_format_date(o.scheduled_date, lang_code=lang)&quot;">o.scheduled_date</text:text-input></text:p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origin%22" text:style-name="Internet_20_link" text:visited-style-name="Visited_20_Internet_20_Link"><text:span text:style-name="T13">if="o.origin"</text:span>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P28"><text:text-input text:description="py3o://function=&quot;lang=='pt_BR' and 'Pedido' or 'Order Reference'&quot;">Order Reference</text:text-input></text:p>
          </table:table-cell>
          <table:table-cell table:style-name="Tabela2.B2" office:value-type="string">
            <text:p text:style-name="P29"><text:user-field-get text:name="py3o.o.origin">Origin</text:user-field-get></text:p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table-cell table:style-name="Tabela2.B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</table:table>
      <text:p text:style-name="P12"/>
      <text:p text:style-name="P34"><text:a xlink:type="simple" xlink:href="py3o://if=%22o.state%20!=%20'done'%22" text:style-name="Internet_20_link" text:visited-style-name="Visited_20_Internet_20_Link"><text:span text:style-name="T15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33"><text:text-input text:description="py3o://function=&quot;lang=='pt_BR' and 'Código' or 'Code'&quot;">Code</text:text-input></text:p>
            </table:table-cell>
            <table:table-cell table:style-name="Tableau2.A1" office:value-type="string">
              <text:p text:style-name="P33"><text:text-input text:description="py3o://function=&quot;lang=='pt_BR' and 'Produto' or 'Product'&quot;">Product</text:text-input></text:p>
            </table:table-cell>
            <table:table-cell table:style-name="Tableau2.A1" office:value-type="string">
              <text:p text:style-name="P48"><text:text-input text:description="py3o://function=&quot;lang=='pt_BR' and 'Qtd solicitada' or 'Requested Qty'&quot;">Requested Qty</text:text-input></text:p>
            </table:table-cell>
            <table:table-cell table:style-name="Tableau2.D1" office:value-type="string">
              <text:p text:style-name="P48"><text:text-input text:description="py3o://function=&quot;lang=='pt_BR' and 'Unidades' or 'Unit'&quot;">Unit</text:text-input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30"/>
          </table:table-cell>
          <table:table-cell table:style-name="Tableau2.B2" office:value-type="string">
            <text:p text:style-name="P30"><text:a xlink:type="simple" xlink:href="py3o://for=%22wm%20in%20o.move_ids_without_package%22" text:style-name="Internet_20_link" text:visited-style-name="Visited_20_Internet_20_Link"><text:span text:style-name="T28">for="wm in o.move_ids_without_package"</text:span></text:a></text:p>
          </table:table-cell>
          <table:table-cell table:style-name="Tableau2.C2" office:value-type="string">
            <text:p text:style-name="P30"/>
          </table:table-cell>
          <table:table-cell table:style-name="Tableau2.D2" office:value-type="string">
            <text:p text:style-name="P30"/>
          </table:table-cell>
        </table:table-row>
        <table:table-row table:style-name="Tableau2.3">
          <table:table-cell table:style-name="Tableau2.A3" office:value-type="string">
            <text:p text:style-name="P31"><text:user-field-get text:name="py3o.wm.product_id.default_code">WM Product Code</text:user-field-get></text:p>
          </table:table-cell>
          <table:table-cell table:style-name="Tableau2.B3" office:value-type="string">
            <text:p text:style-name="P31"><text:text-input text:description="py3o://function=&quot;wm.with_context(display_default_code=False).product_id.display_name&quot;">[product_display_name]</text:text-input></text:p>
            <text:p text:style-name="P31"><text:a xlink:type="simple" xlink:href="py3o://if=%22wm.description_picking%20and%20wm.description_picking%20!=%20wm.product_id.name%22" text:style-name="Internet_20_link" text:visited-style-name="Visited_20_Internet_20_Link"><text:span text:style-name="T17">if="wm.description_picking and wm.description_picking != wm.product_id.name"</text:span></text:a></text:p>
            <text:p text:style-name="P31"><text:text-input text:description="py3o://function=&quot;format_multiline_value(wm.description_picking)&quot;">[wm.description_picking]</text:text-input></text:p>
            <text:p text:style-name="P31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2.C3" office:value-type="string">
            <text:p text:style-name="P32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38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P30"/>
          </table:table-cell>
          <table:table-cell table:style-name="Tableau2.B4" office:value-type="string">
            <text:p text:style-name="P30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0"/>
          </table:table-cell>
        </table:table-row>
      </table:table>
      <text:p text:style-name="P17"><text:a xlink:type="simple" xlink:href="py3o:///if" text:style-name="Internet_20_link" text:visited-style-name="Visited_20_Internet_20_Link"><text:span text:style-name="T14">/if</text:span></text:a></text:p>
      <text:p text:style-name="P47"><text:a xlink:type="simple" xlink:href="py3o://if=%22o.state%20==%20'done'%20and%20o.move_line_ids%22" text:style-name="Internet_20_link" text:visited-style-name="Visited_20_Internet_20_Link"><text:span text:style-name="T15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51"><text:text-input text:description="py3o://function=&quot;lang=='pt_BR' and 'Código' or 'Code'&quot;">Code</text:text-input></text:p>
            </table:table-cell>
            <table:table-cell table:style-name="Tableau5.A1" office:value-type="string">
              <text:p text:style-name="P51"><text:text-input text:description="py3o://function=&quot;lang=='pt_BR' and 'Produto' or 'Product'&quot;">Product</text:text-input></text:p>
            </table:table-cell>
            <table:table-cell table:style-name="Tableau5.A1" office:value-type="string">
              <text:p text:style-name="P46"><text:text-input text:description="py3o://function=&quot;lang=='pt_BR' and 'N° do Lote' or 'Lot Number'&quot;">Lot Number</text:text-input></text:p>
            </table:table-cell>
            <table:table-cell table:style-name="Tableau5.A1" office:value-type="string">
              <text:p text:style-name="P49"><text:text-input text:description="py3o://function=&quot;lang=='pt_BR' and 'Qtd Entregue' or 'Delivered Qty'&quot;">Delivered Qty</text:text-input></text:p>
            </table:table-cell>
            <table:table-cell table:style-name="Tableau5.E1" office:value-type="string">
              <text:p text:style-name="P49"><text:text-input text:description="py3o://function=&quot;lang=='pt_BR' and 'Unidades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4"/>
          </table:table-cell>
          <table:table-cell table:style-name="Tableau5.B2" office:value-type="string">
            <text:p text:style-name="P44"><text:a xlink:type="simple" xlink:href="py3o://for=%22m%20in%20o.move_lines%22" text:style-name="Internet_20_link" text:visited-style-name="Visited_20_Internet_20_Link"><text:span text:style-name="T19">for="m in o.move_lines"</text:span></text:a></text:p>
          </table:table-cell>
          <table:table-cell table:style-name="Tableau5.C2" office:value-type="string">
            <text:p text:style-name="P44"/>
          </table:table-cell>
          <table:table-cell table:style-name="Tableau5.D2" office:value-type="string">
            <text:p text:style-name="P44"/>
          </table:table-cell>
          <table:table-cell table:style-name="Tableau5.E2" office:value-type="string">
            <text:p text:style-name="P44"/>
          </table:table-cell>
        </table:table-row>
        <table:table-row table:style-name="Tableau5.1">
          <table:table-cell table:style-name="Tableau5.A3" office:value-type="string">
            <text:p text:style-name="P44"/>
          </table:table-cell>
          <table:table-cell table:style-name="Tableau5.B2" office:value-type="string">
            <text:p text:style-name="P44"><text:a xlink:type="simple" xlink:href="py3o://for=%22l%20in%20m.move_line_ids%22" text:style-name="Internet_20_link" text:visited-style-name="Visited_20_Internet_20_Link"><text:span text:style-name="T19">for="l in m.move_line_ids"</text:span></text:a></text:p>
          </table:table-cell>
          <table:table-cell table:style-name="Tableau5.C3" office:value-type="string">
            <text:p text:style-name="P44"/>
          </table:table-cell>
          <table:table-cell table:style-name="Tableau5.D3" office:value-type="string">
            <text:p text:style-name="P44"/>
          </table:table-cell>
          <table:table-cell table:style-name="Tableau5.E3" office:value-type="string">
            <text:p text:style-name="P44"/>
          </table:table-cell>
        </table:table-row>
        <text:soft-page-break/>
        <table:table-row table:style-name="Tableau5.1">
          <table:table-cell table:style-name="Tableau5.A4" office:value-type="string">
            <text:p text:style-name="P44"><text:user-field-get text:name="py3o.m.product_id.default_code">M Product Code</text:user-field-get></text:p>
          </table:table-cell>
          <table:table-cell table:style-name="Tableau5.B4" office:value-type="string">
            <text:p text:style-name="P44"><text:text-input text:description="py3o://function=&quot;m.with_context(display_default_code=False).product_id.display_name&quot;">[m.product_id.display_name]</text:text-input></text:p>
            <text:p text:style-name="P44"><text:a xlink:type="simple" xlink:href="py3o://if=%22m.description_picking%20and%20m.description_picking%20!=%20m.product_id.name%22" text:style-name="Internet_20_link" text:visited-style-name="Visited_20_Internet_20_Link"><text:span text:style-name="T17">if="m.description_picking and m.description_picking != m.product_id.name"</text:span></text:a></text:p>
            <text:p text:style-name="P44"><text:text-input text:description="py3o://function=&quot;format_multiline_value(m.description_picking)&quot;">[m.description_picking]</text:text-input></text:p>
            <text:p text:style-name="P44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4" office:value-type="string">
            <text:p text:style-name="P44"><text:a xlink:type="simple" xlink:href="py3o://if=%22l.lot_name%22" text:style-name="Internet_20_link" text:visited-style-name="Visited_20_Internet_20_Link"><text:span text:style-name="T20">if="l.lot_name"</text:span></text:a></text:p>
            <text:p text:style-name="P44"><text:user-field-get text:name="py3o.l.lot_name">L Lot Name</text:user-field-get></text:p>
            <text:p text:style-name="P44"><text:a xlink:type="simple" xlink:href="py3o:///if" text:style-name="Internet_20_link" text:visited-style-name="Visited_20_Internet_20_Link"><text:span text:style-name="T20">/if</text:span></text:a></text:p>
            <text:p text:style-name="P44"><text:a xlink:type="simple" xlink:href="py3o://if=%22not%20l.lot_name%20and%20l.lot_id%22" text:style-name="Internet_20_link" text:visited-style-name="Visited_20_Internet_20_Link"><text:span text:style-name="T20">if="not l.lot_name and l.lot_id"</text:span></text:a></text:p>
            <text:p text:style-name="P44"><text:user-field-get text:name="py3o.l.lot_id.display_name">L Lot_id Display Name</text:user-field-get></text:p>
            <text:p text:style-name="P44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D4" office:value-type="string">
            <text:p text:style-name="P45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39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P44"/>
          </table:table-cell>
          <table:table-cell table:style-name="Tableau5.B5" office:value-type="string">
            <text:p text:style-name="P44"><text:a xlink:type="simple" xlink:href="py3o:///for" text:style-name="Internet_20_link" text:visited-style-name="Visited_20_Internet_20_Link"><text:span text:style-name="T19">/for</text:span></text:a></text:p>
          </table:table-cell>
          <table:table-cell table:style-name="Tableau5.C5" office:value-type="string">
            <text:p text:style-name="P44"/>
          </table:table-cell>
          <table:table-cell table:style-name="Tableau5.D5" office:value-type="string">
            <text:p text:style-name="P44"/>
          </table:table-cell>
          <table:table-cell table:style-name="Tableau5.E5" office:value-type="string">
            <text:p text:style-name="P44"/>
          </table:table-cell>
        </table:table-row>
        <table:table-row table:style-name="Tableau5.1">
          <table:table-cell table:style-name="Tableau5.A6" office:value-type="string">
            <text:p text:style-name="P44"/>
          </table:table-cell>
          <table:table-cell table:style-name="Tableau5.B6" office:value-type="string">
            <text:p text:style-name="P44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P44"/>
          </table:table-cell>
          <table:table-cell table:style-name="Tableau5.D6" office:value-type="string">
            <text:p text:style-name="P44"/>
          </table:table-cell>
          <table:table-cell table:style-name="Tableau5.E6" office:value-type="string">
            <text:p text:style-name="P44"/>
          </table:table-cell>
        </table:table-row>
      </table:table>
      <text:p text:style-name="P18"><text:a xlink:type="simple" xlink:href="py3o:///if" text:style-name="Internet_20_link" text:visited-style-name="Visited_20_Internet_20_Link"><text:span text:style-name="T14">/if</text:span></text:a></text:p>
      <text:p text:style-name="P42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21">if="o.state == 'done' and o.backorder_ids.filtered(lambda x: x.state not in ('done', 'cancel'))"</text:span></text:a></text:p>
      <text:p text:style-name="P42"/>
      <text:p text:style-name="P53"><text:text-input text:description="py3o://function=&quot;lang=='pt_BR' and '''Itens aguardando entrega:''' or '''Items waiting for delivery:'''&quot;">Items waiting for delivery</text:text-input></text:p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52"><text:text-input text:description="py3o://function=&quot;lang=='pt_BR' and 'Código' or 'Code'&quot;">Code</text:text-input></text:p>
            </table:table-cell>
            <table:table-cell table:style-name="Tableau6.A1" office:value-type="string">
              <text:p text:style-name="P41"><text:text-input text:description="py3o://function=&quot;lang=='pt_BR' and 'Produto' or 'Product'&quot;">Product</text:text-input></text:p>
            </table:table-cell>
            <table:table-cell table:style-name="Tableau6.A1" office:value-type="string">
              <text:p text:style-name="P50"><text:text-input text:description="py3o://function=&quot;lang=='pt_BR' and 'Qtd Restante' or 'Pending Qty'&quot;">Pending Qty</text:text-input></text:p>
            </table:table-cell>
            <table:table-cell table:style-name="Tableau6.D1" office:value-type="string">
              <text:p text:style-name="P50"><text:text-input text:description="py3o://function=&quot;lang=='pt_BR' and 'Unidade' or 'Unit'&quot;">Unit</text:text-input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40"/>
          </table:table-cell>
          <table:table-cell table:style-name="Tableau6.B2" office:value-type="string">
            <text:p text:style-name="P40"><text:a xlink:type="simple" xlink:href="py3o://for=%22bo%20in%20o.backorder_ids.filtered(lambda%20x:%20x.state%20not%20in%20('done',%20'cancel')).move_lines.filtered(lambda%20x:%20x.product_uom_qty)%22" text:style-name="Internet_20_link" text:visited-style-name="Visited_20_Internet_20_Link"><text:span text:style-name="T22">for="bo in o.backorder_ids.filtered(lambda x: x.state not in ('done', 'cancel')).move_lines.filtered(lambda x: x.product_uom_qty)"</text:span></text:a></text:p>
          </table:table-cell>
          <table:table-cell table:style-name="Tableau6.C2" office:value-type="string">
            <text:p text:style-name="P40"/>
          </table:table-cell>
          <table:table-cell table:style-name="Tableau6.D2" office:value-type="string">
            <text:p text:style-name="P40"/>
          </table:table-cell>
        </table:table-row>
        <table:table-row table:style-name="Tableau6.1">
          <table:table-cell table:style-name="Tableau6.A3" office:value-type="string">
            <text:p text:style-name="P36"><text:user-field-get text:name="py3o.bo.product_id.default_code">BO Product Code</text:user-field-get></text:p>
          </table:table-cell>
          <table:table-cell table:style-name="Tableau6.B3" office:value-type="string">
            <text:p text:style-name="P36"><text:text-input text:description="py3o://function=&quot;bo.with_context(display_default_code=False).product_id.display_name&quot;">BO Product Display Name</text:text-input></text:p>
            <text:p text:style-name="P40"><text:a xlink:type="simple" xlink:href="py3o://if=%22bo.description_picking%20and%20bo.description_picking%20!=%20bo.product_id.name%22" text:style-name="Internet_20_link" text:visited-style-name="Visited_20_Internet_20_Link"><text:span text:style-name="T23">if="bo.description_picking and bo.description_picking != bo.product_id.name"</text:span></text:a></text:p>
            <text:p text:style-name="P40"><text:user-field-get text:name="py3o.bo.description_picking">bo.description_picking</text:user-field-get></text:p>
            <text:p text:style-name="P40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6.C3" office:value-type="string">
            <text:p text:style-name="P35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37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P40"/>
          </table:table-cell>
          <table:table-cell table:style-name="Tableau6.B4" office:value-type="string">
            <text:p text:style-name="P40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Tableau6.C4" office:value-type="string">
            <text:p text:style-name="P40"/>
          </table:table-cell>
          <table:table-cell table:style-name="Tableau6.D4" office:value-type="string">
            <text:p text:style-name="P40"/>
          </table:table-cell>
        </table:table-row>
      </table:table>
      <text:p text:style-name="P54"/>
      <text:p text:style-name="P19"><text:a xlink:type="simple" xlink:href="py3o:///if" text:style-name="Internet_20_link" text:visited-style-name="Visited_20_Internet_20_Link"><text:span text:style-name="T21">/if</text:span></text:a></text:p>
      <text:p text:style-name="P14"><text:a xlink:type="simple" xlink:href="py3o://if=%22o.note%22" text:style-name="Internet_20_link" text:visited-style-name="Visited_20_Internet_20_Link"><text:span text:style-name="T25">if="o.note"</text:span></text:a></text:p>
      <text:p text:style-name="P2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5"><text:text-input text:description="py3o://function=&quot;lang=='pt_BR' and 'Notas' or 'Notes'&quot;">Notes</text:text-input></text:p>
          </table:table-cell>
          <table:table-cell table:style-name="Tableau7.B1" office:value-type="string">
            <text:p text:style-name="P26"><text:text-input text:description="py3o://function=&quot;format_multiline_value(o.note)&quot;">[o.note]</text:text-input></text:p>
          </table:table-cell>
        </table:table-row>
      </table:table>
      <text:p text:style-name="P15"><text:a xlink:type="simple" xlink:href="py3o:///if" text:style-name="Internet_20_link" text:visited-style-name="Visited_20_Internet_20_Link">/if</text:a></text:p>
      <text:p text:style-name="P13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9.499cm" style:rel-column-width="5385*"/>
    </style:style>
    <style:style style:name="Tableau12.B" style:family="table-column">
      <style:table-column-properties style:column-width="10.102cm" style:rel-column-width="5727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10pt" officeooo:rsid="000d9e36" officeooo:paragraph-rsid="0187a2e5" style:font-size-asian="10pt" style:font-size-complex="10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Header">
      <style:paragraph-properties fo:text-align="center" style:justify-single-word="false"/>
      <style:text-properties officeooo:paragraph-rsid="01ee3a70"/>
    </style:style>
    <style:style style:name="MT1" style:family="text">
      <style:text-properties style:font-name="arial"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.company_id.logo, 'png', height='2.0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.company_id.partner_id.contact_address)&quot;">[header_company]</text:text-input></text:p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[company_email]" text:name="py3o.objects.company_id.email"/>
          <text:user-field-decl office:value-type="string" office:string-value="[company_phone]" text:name="py3o.objects.company_id.phone"/>
          <text:user-field-decl office:value-type="string" office:string-value="[company_vat]" text:name="py3o.objects.company_id.vat"/>
          <text:user-field-decl office:value-type="string" office:string-value="[company_website]" text:name="py3o.objects.company_id.website"/>
        </text:user-field-decls>
        <text:p text:style-name="MP4"><text:span text:style-name="MT1"><text:user-field-get text:name="py3o.objects.company_id.phone">[company_phone]</text:user-field-get></text:span><text:span text:style-name="MT1"><text:s/></text:span><text:span text:style-name="MT1"><text:user-field-get text:name="py3o.objects.company_id.email">[company_email]</text:user-field-get></text:span><text:span text:style-name="MT1"><text:s/></text:span><text:span text:style-name="MT1"><text:user-field-get text:name="py3o.objects.company_id.website">[company_website]</text:user-field-get></text:span><text:span text:style-name="MT1"><text:s/>CNPJ/CPF: </text:span><text:span text:style-name="MT1"><text:user-field-get text:name="py3o.objects.company_id.vat">[company_vat]</text:user-field-get></text:span></text:p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4-08-20T09:34:56.795314671</dc:date>
    <meta:editing-duration>P1DT8H15M22S</meta:editing-duration>
    <meta:editing-cycles>475</meta:editing-cycles>
    <meta:generator>LibreOffice/7.3.7.2$Linux_X86_64 LibreOffice_project/30$Build-2</meta:generator>
    <meta:document-statistic meta:table-count="7" meta:image-count="0" meta:object-count="0" meta:page-count="2" meta:paragraph-count="95" meta:word-count="339" meta:character-count="2342" meta:non-whitespace-character-count="2161"/>
  </office:meta>
</office:document-meta>
</file>